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Hack" svg:font-family="Hack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548e9a"/>
    </style:style>
    <style:style style:name="P4" style:family="paragraph" style:parent-style-name="Standard">
      <style:paragraph-properties fo:text-align="justify" style:justify-single-word="false"/>
      <style:text-properties officeooo:paragraph-rsid="0041665f"/>
    </style:style>
    <style:style style:name="P5" style:family="paragraph" style:parent-style-name="Standard">
      <style:text-properties officeooo:rsid="00505972" officeooo:paragraph-rsid="00505972"/>
    </style:style>
    <style:style style:name="P6" style:family="paragraph" style:parent-style-name="Standard">
      <style:text-properties officeooo:rsid="00505972" officeooo:paragraph-rsid="0058da08"/>
    </style:style>
    <style:style style:name="P7" style:family="paragraph" style:parent-style-name="Standard">
      <style:text-properties officeooo:rsid="005c832d" officeooo:paragraph-rsid="005c832d"/>
    </style:style>
    <style:style style:name="P8" style:family="paragraph" style:parent-style-name="Heading_20_2">
      <style:text-properties officeooo:rsid="00505972" officeooo:paragraph-rsid="00505972"/>
    </style:style>
    <style:style style:name="P9" style:family="paragraph" style:parent-style-name="Negritos">
      <style:text-properties style:font-name="DejaVu Sans Mono1" fo:font-size="10pt" fo:font-weight="bold" officeooo:rsid="00505972" style:font-size-asian="10pt" style:font-weight-asian="bold" style:font-size-complex="10pt" style:font-weight-complex="bold"/>
    </style:style>
    <style:style style:name="P10" style:family="paragraph" style:parent-style-name="Standard">
      <style:text-properties officeooo:rsid="004156af" officeooo:paragraph-rsid="004156af"/>
    </style:style>
    <style:style style:name="P11" style:family="paragraph" style:parent-style-name="Standard">
      <style:text-properties officeooo:rsid="0074b7bb" officeooo:paragraph-rsid="0074b7bb"/>
    </style:style>
    <style:style style:name="P12" style:family="paragraph" style:parent-style-name="Standard">
      <style:text-properties officeooo:rsid="0074b7bb" officeooo:paragraph-rsid="0077f004"/>
    </style:style>
    <style:style style:name="P13" style:family="paragraph" style:parent-style-name="Standard" style:list-style-name="L3">
      <style:text-properties officeooo:rsid="0074b7bb" officeooo:paragraph-rsid="00893647"/>
    </style:style>
    <style:style style:name="P14" style:family="paragraph" style:parent-style-name="Standard">
      <style:text-properties officeooo:rsid="0074b7bb" officeooo:paragraph-rsid="00b42bc1"/>
    </style:style>
    <style:style style:name="P15" style:family="paragraph" style:parent-style-name="Standard">
      <style:text-properties officeooo:rsid="0074b7bb" officeooo:paragraph-rsid="00b6c369"/>
    </style:style>
    <style:style style:name="P16" style:family="paragraph" style:parent-style-name="Standard">
      <style:text-properties officeooo:rsid="004bde7c" officeooo:paragraph-rsid="004bde7c"/>
    </style:style>
    <style:style style:name="P17" style:family="paragraph" style:parent-style-name="Standard">
      <style:text-properties officeooo:rsid="004bde7c" officeooo:paragraph-rsid="0077f004"/>
    </style:style>
    <style:style style:name="P18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752a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77f00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7c62f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9bc74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2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9da46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a8f67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4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b10a9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5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b42bc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6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b6c36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DejaVu Sans Mono1" fo:font-size="10pt" fo:language="es" fo:country="ES" fo:font-weight="bold" officeooo:rsid="00505972" officeooo:paragraph-rsid="00c0acb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DejaVu Sans Mono1" fo:font-size="10pt" fo:language="es" fo:country="ES" fo:font-weight="bold" officeooo:rsid="00505972" officeooo:paragraph-rsid="00c2d3f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DejaVu Sans Mono1" fo:font-size="10pt" fo:language="es" fo:country="ES" fo:font-weight="bold" officeooo:rsid="00505972" officeooo:paragraph-rsid="00c59f1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0" style:family="paragraph" style:parent-style-name="Standard">
      <style:text-properties style:use-window-font-color="true" style:font-name="DejaVu Sans Mono1" fo:font-size="10pt" fo:language="es" fo:country="ES" fo:font-weight="bold" officeooo:rsid="00752ab1" officeooo:paragraph-rsid="00752a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1" style:family="paragraph" style:parent-style-name="Standard">
      <style:text-properties style:use-window-font-color="true" style:font-name="DejaVu Sans Mono1" fo:font-size="9pt" fo:language="es" fo:country="ES" fo:font-weight="bold" officeooo:rsid="00505972" officeooo:paragraph-rsid="0077f004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32" style:family="paragraph" style:parent-style-name="Standard">
      <style:text-properties officeooo:rsid="00752ab1" officeooo:paragraph-rsid="00752ab1"/>
    </style:style>
    <style:style style:name="P33" style:family="paragraph" style:parent-style-name="Standard">
      <style:text-properties officeooo:rsid="00752ab1" officeooo:paragraph-rsid="0077f004"/>
    </style:style>
    <style:style style:name="P34" style:family="paragraph" style:parent-style-name="Standard">
      <style:text-properties officeooo:rsid="00752ab1" officeooo:paragraph-rsid="009da46c"/>
    </style:style>
    <style:style style:name="P35" style:family="paragraph" style:parent-style-name="Standard">
      <style:text-properties officeooo:rsid="00752ab1" officeooo:paragraph-rsid="00a8f674"/>
    </style:style>
    <style:style style:name="P36" style:family="paragraph" style:parent-style-name="Standard">
      <style:text-properties officeooo:rsid="00752ab1" officeooo:paragraph-rsid="00b10a91"/>
    </style:style>
    <style:style style:name="P37" style:family="paragraph" style:parent-style-name="Standard">
      <style:text-properties officeooo:rsid="00752ab1" officeooo:paragraph-rsid="00b6c369"/>
    </style:style>
    <style:style style:name="P38" style:family="paragraph" style:parent-style-name="Standard">
      <style:paragraph-properties fo:text-align="justify" style:justify-single-word="false"/>
      <style:text-properties officeooo:paragraph-rsid="0058da08"/>
    </style:style>
    <style:style style:name="P39" style:family="paragraph" style:parent-style-name="Standard">
      <style:paragraph-properties fo:text-align="justify" style:justify-single-word="false"/>
      <style:text-properties officeooo:paragraph-rsid="00a8f674"/>
    </style:style>
    <style:style style:name="P40" style:family="paragraph" style:parent-style-name="Standard">
      <style:paragraph-properties fo:text-align="justify" style:justify-single-word="false"/>
      <style:text-properties officeooo:paragraph-rsid="00b10a91"/>
    </style:style>
    <style:style style:name="P41" style:family="paragraph" style:parent-style-name="Standard">
      <style:paragraph-properties fo:text-align="justify" style:justify-single-word="false"/>
      <style:text-properties officeooo:paragraph-rsid="00b6c369"/>
    </style:style>
    <style:style style:name="P42" style:family="paragraph" style:parent-style-name="Standard">
      <style:text-properties officeooo:rsid="00505972" officeooo:paragraph-rsid="00505972"/>
    </style:style>
    <style:style style:name="P43" style:family="paragraph" style:parent-style-name="Standard">
      <style:text-properties officeooo:rsid="00505972" officeooo:paragraph-rsid="0077f004"/>
    </style:style>
    <style:style style:name="P44" style:family="paragraph" style:parent-style-name="Standard">
      <style:text-properties officeooo:rsid="00505972" officeooo:paragraph-rsid="00752ab1"/>
    </style:style>
    <style:style style:name="P45" style:family="paragraph" style:parent-style-name="Standard">
      <style:text-properties officeooo:rsid="00505972" officeooo:paragraph-rsid="009bc743"/>
    </style:style>
    <style:style style:name="P46" style:family="paragraph" style:parent-style-name="Standard">
      <style:text-properties officeooo:rsid="00505972" officeooo:paragraph-rsid="005c832d"/>
    </style:style>
    <style:style style:name="P47" style:family="paragraph" style:parent-style-name="Standard">
      <style:text-properties officeooo:rsid="00505972" officeooo:paragraph-rsid="00a8f674"/>
    </style:style>
    <style:style style:name="P48" style:family="paragraph" style:parent-style-name="Standard">
      <style:text-properties officeooo:rsid="00505972" officeooo:paragraph-rsid="00b10a91"/>
    </style:style>
    <style:style style:name="P49" style:family="paragraph" style:parent-style-name="Standard">
      <style:text-properties officeooo:rsid="00505972" officeooo:paragraph-rsid="00b6c369"/>
    </style:style>
    <style:style style:name="P50" style:family="paragraph" style:parent-style-name="Standard">
      <style:text-properties officeooo:rsid="00505972" officeooo:paragraph-rsid="00b7d01b"/>
    </style:style>
    <style:style style:name="P51" style:family="paragraph" style:parent-style-name="Standard">
      <style:text-properties officeooo:rsid="00505972" officeooo:paragraph-rsid="00b9db10"/>
    </style:style>
    <style:style style:name="P52" style:family="paragraph" style:parent-style-name="Standard">
      <style:paragraph-properties fo:text-align="justify" style:justify-single-word="false"/>
      <style:text-properties officeooo:rsid="00505972" officeooo:paragraph-rsid="00befdeb"/>
    </style:style>
    <style:style style:name="P53" style:family="paragraph" style:parent-style-name="Standard">
      <style:text-properties officeooo:paragraph-rsid="0077f004"/>
    </style:style>
    <style:style style:name="P54" style:family="paragraph" style:parent-style-name="Standard">
      <style:text-properties officeooo:rsid="00781a41" officeooo:paragraph-rsid="00781a41"/>
    </style:style>
    <style:style style:name="P55" style:family="paragraph" style:parent-style-name="Standard">
      <style:text-properties officeooo:rsid="00781a41" officeooo:paragraph-rsid="00b42bc1"/>
    </style:style>
    <style:style style:name="P56" style:family="paragraph" style:parent-style-name="Standard">
      <style:text-properties officeooo:rsid="00781a41" officeooo:paragraph-rsid="00b6c369"/>
    </style:style>
    <style:style style:name="P57" style:family="paragraph" style:parent-style-name="Standard">
      <style:text-properties officeooo:rsid="0078dac1" officeooo:paragraph-rsid="0078dac1"/>
    </style:style>
    <style:style style:name="P58" style:family="paragraph" style:parent-style-name="Standard" style:list-style-name="L1">
      <style:text-properties officeooo:rsid="0078dac1" officeooo:paragraph-rsid="0078dac1"/>
    </style:style>
    <style:style style:name="P59" style:family="paragraph" style:parent-style-name="Standard">
      <style:text-properties officeooo:rsid="007ee316" officeooo:paragraph-rsid="007ee316"/>
    </style:style>
    <style:style style:name="P60" style:family="paragraph" style:parent-style-name="Standard">
      <style:text-properties officeooo:rsid="007ee316" officeooo:paragraph-rsid="0080cf47"/>
    </style:style>
    <style:style style:name="P61" style:family="paragraph" style:parent-style-name="Standard">
      <style:text-properties officeooo:rsid="0085e4fa" officeooo:paragraph-rsid="0085e4fa"/>
    </style:style>
    <style:style style:name="P62" style:family="paragraph" style:parent-style-name="Standard">
      <style:text-properties officeooo:rsid="0085e4fa" officeooo:paragraph-rsid="008c5779"/>
    </style:style>
    <style:style style:name="P63" style:family="paragraph" style:parent-style-name="Standard">
      <style:text-properties officeooo:rsid="0086040c" officeooo:paragraph-rsid="0086040c"/>
    </style:style>
    <style:style style:name="P64" style:family="paragraph" style:parent-style-name="Standard" style:list-style-name="L3">
      <style:text-properties officeooo:rsid="0086040c" officeooo:paragraph-rsid="00893647"/>
    </style:style>
    <style:style style:name="P65" style:family="paragraph" style:parent-style-name="Standard">
      <style:text-properties officeooo:rsid="0086040c" officeooo:paragraph-rsid="008c5779"/>
    </style:style>
    <style:style style:name="P66" style:family="paragraph" style:parent-style-name="Standard">
      <style:paragraph-properties fo:text-align="justify" style:justify-single-word="false"/>
      <style:text-properties officeooo:rsid="0086040c" officeooo:paragraph-rsid="00c2d3fc"/>
    </style:style>
    <style:style style:name="P67" style:family="paragraph" style:parent-style-name="Standard">
      <style:text-properties officeooo:rsid="0086040c" officeooo:paragraph-rsid="009874eb"/>
    </style:style>
    <style:style style:name="P68" style:family="paragraph" style:parent-style-name="Standard">
      <style:text-properties officeooo:rsid="0086040c" officeooo:paragraph-rsid="00a8f674"/>
    </style:style>
    <style:style style:name="P69" style:family="paragraph" style:parent-style-name="Standard">
      <style:text-properties officeooo:rsid="0086040c" officeooo:paragraph-rsid="00b10a91"/>
    </style:style>
    <style:style style:name="P70" style:family="paragraph" style:parent-style-name="Standard">
      <style:text-properties officeooo:rsid="0086040c" officeooo:paragraph-rsid="00b6c369"/>
    </style:style>
    <style:style style:name="P71" style:family="paragraph" style:parent-style-name="Standard" style:list-style-name="L3">
      <style:text-properties officeooo:rsid="00861fcd" officeooo:paragraph-rsid="00893647"/>
    </style:style>
    <style:style style:name="P72" style:family="paragraph" style:parent-style-name="Standard">
      <style:text-properties officeooo:rsid="00861fcd" officeooo:paragraph-rsid="00893647"/>
    </style:style>
    <style:style style:name="P73" style:family="paragraph" style:parent-style-name="Standard">
      <style:text-properties officeooo:rsid="008a50f2" officeooo:paragraph-rsid="008a50f2"/>
    </style:style>
    <style:style style:name="P74" style:family="paragraph" style:parent-style-name="Standard">
      <style:text-properties officeooo:rsid="008a50f2" officeooo:paragraph-rsid="008c5779"/>
    </style:style>
    <style:style style:name="P75" style:family="paragraph" style:parent-style-name="Standard">
      <style:text-properties officeooo:rsid="008a50f2" officeooo:paragraph-rsid="009da46c"/>
    </style:style>
    <style:style style:name="P76" style:family="paragraph" style:parent-style-name="Standard">
      <style:text-properties officeooo:rsid="008a50f2" officeooo:paragraph-rsid="00a8f674"/>
    </style:style>
    <style:style style:name="P77" style:family="paragraph" style:parent-style-name="Standard">
      <style:text-properties officeooo:rsid="008a50f2" officeooo:paragraph-rsid="00b10a91"/>
    </style:style>
    <style:style style:name="P78" style:family="paragraph" style:parent-style-name="Standard">
      <style:text-properties officeooo:rsid="008ad7cf" officeooo:paragraph-rsid="008ad7cf"/>
    </style:style>
    <style:style style:name="P79" style:family="paragraph" style:parent-style-name="Standard">
      <style:text-properties officeooo:rsid="008ad7cf" officeooo:paragraph-rsid="008c5779"/>
    </style:style>
    <style:style style:name="P80" style:family="paragraph" style:parent-style-name="Standard">
      <style:text-properties officeooo:rsid="00916fcc" officeooo:paragraph-rsid="00916fcc"/>
    </style:style>
    <style:style style:name="P81" style:family="paragraph" style:parent-style-name="Standard">
      <style:text-properties officeooo:paragraph-rsid="0058da08"/>
    </style:style>
    <style:style style:name="P82" style:family="paragraph" style:parent-style-name="Standard">
      <style:paragraph-properties fo:text-align="justify" style:justify-single-word="false"/>
      <style:text-properties officeooo:rsid="009df8a9" officeooo:paragraph-rsid="009df8a9"/>
    </style:style>
    <style:style style:name="P83" style:family="paragraph" style:parent-style-name="Standard">
      <style:paragraph-properties fo:text-align="justify" style:justify-single-word="false"/>
      <style:text-properties officeooo:rsid="009df8a9" officeooo:paragraph-rsid="00b10a91"/>
    </style:style>
    <style:style style:name="P84" style:family="paragraph" style:parent-style-name="Standard">
      <style:paragraph-properties fo:text-align="justify" style:justify-single-word="false"/>
      <style:text-properties officeooo:rsid="009df8a9" officeooo:paragraph-rsid="00bd6123"/>
    </style:style>
    <style:style style:name="P85" style:family="paragraph" style:parent-style-name="Standard">
      <style:text-properties officeooo:rsid="00a7959a" officeooo:paragraph-rsid="00a7959a"/>
    </style:style>
    <style:style style:name="P86" style:family="paragraph" style:parent-style-name="Standard">
      <style:text-properties officeooo:rsid="00a7959a" officeooo:paragraph-rsid="00a8f674"/>
    </style:style>
    <style:style style:name="P87" style:family="paragraph" style:parent-style-name="Standard">
      <style:text-properties officeooo:rsid="00a7959a" officeooo:paragraph-rsid="00b10a91"/>
    </style:style>
    <style:style style:name="P88" style:family="paragraph" style:parent-style-name="Standard">
      <style:text-properties officeooo:rsid="00a7959a" officeooo:paragraph-rsid="00b6c369"/>
    </style:style>
    <style:style style:name="P89" style:family="paragraph" style:parent-style-name="Standard">
      <style:text-properties officeooo:rsid="00a7c254" officeooo:paragraph-rsid="00a7c254"/>
    </style:style>
    <style:style style:name="P90" style:family="paragraph" style:parent-style-name="Standard">
      <style:text-properties officeooo:rsid="00a7c254" officeooo:paragraph-rsid="00a8f674"/>
    </style:style>
    <style:style style:name="P91" style:family="paragraph" style:parent-style-name="Standard">
      <style:text-properties officeooo:rsid="00a7c254" officeooo:paragraph-rsid="00b10a91"/>
    </style:style>
    <style:style style:name="P92" style:family="paragraph" style:parent-style-name="Standard">
      <style:text-properties officeooo:rsid="00a7c254" officeooo:paragraph-rsid="00b6c369"/>
    </style:style>
    <style:style style:name="P93" style:family="paragraph" style:parent-style-name="Standard">
      <style:text-properties officeooo:rsid="005c832d" officeooo:paragraph-rsid="00a8f674"/>
    </style:style>
    <style:style style:name="P94" style:family="paragraph" style:parent-style-name="Standard">
      <style:text-properties officeooo:paragraph-rsid="00a8f674"/>
    </style:style>
    <style:style style:name="P95" style:family="paragraph" style:parent-style-name="Standard">
      <style:text-properties officeooo:rsid="00a8f674" officeooo:paragraph-rsid="00aad481"/>
    </style:style>
    <style:style style:name="P96" style:family="paragraph" style:parent-style-name="Standard">
      <style:text-properties officeooo:paragraph-rsid="00b10a91"/>
    </style:style>
    <style:style style:name="P97" style:family="paragraph" style:parent-style-name="Standard">
      <style:text-properties officeooo:paragraph-rsid="00b6c369"/>
    </style:style>
    <style:style style:name="P98" style:family="paragraph" style:parent-style-name="Standard">
      <style:paragraph-properties fo:text-align="justify" style:justify-single-word="false"/>
      <style:text-properties officeooo:rsid="00befdeb" officeooo:paragraph-rsid="00befdeb"/>
    </style:style>
    <style:style style:name="P99" style:family="paragraph" style:parent-style-name="Standard">
      <style:paragraph-properties fo:text-align="justify" style:justify-single-word="false"/>
      <style:text-properties officeooo:rsid="00befdeb" officeooo:paragraph-rsid="00c2d3fc"/>
    </style:style>
    <style:style style:name="P100" style:family="paragraph" style:parent-style-name="Standard">
      <style:paragraph-properties fo:text-align="justify" style:justify-single-word="false"/>
      <style:text-properties officeooo:rsid="00c06db8" officeooo:paragraph-rsid="00c06db8"/>
    </style:style>
    <style:style style:name="P101" style:family="paragraph" style:parent-style-name="Standard">
      <style:paragraph-properties fo:text-align="justify" style:justify-single-word="false"/>
      <style:text-properties officeooo:rsid="00c06db8" officeooo:paragraph-rsid="00c2d3fc"/>
    </style:style>
    <style:style style:name="P102" style:family="paragraph" style:parent-style-name="Standard">
      <style:paragraph-properties fo:text-align="justify" style:justify-single-word="false"/>
      <style:text-properties officeooo:rsid="00c0acb5" officeooo:paragraph-rsid="00c0acb5"/>
    </style:style>
    <style:style style:name="P103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officeooo:rsid="00c0acb5" officeooo:paragraph-rsid="00c0acb5"/>
    </style:style>
    <style:style style:name="P104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officeooo:rsid="00c0acb5" officeooo:paragraph-rsid="00c12038"/>
    </style:style>
    <style:style style:name="P105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officeooo:rsid="00c0acb5" officeooo:paragraph-rsid="00c2d3fc"/>
    </style:style>
    <style:style style:name="P106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officeooo:rsid="00c0acb5" officeooo:paragraph-rsid="00c59f19"/>
    </style:style>
    <style:style style:name="P107" style:family="paragraph" style:parent-style-name="Standard">
      <style:paragraph-properties fo:text-align="justify" style:justify-single-word="false"/>
      <style:text-properties officeooo:rsid="00c0acb5" officeooo:paragraph-rsid="00c2d3fc"/>
    </style:style>
    <style:style style:name="P108" style:family="paragraph" style:parent-style-name="Standard">
      <style:paragraph-properties fo:text-align="justify" style:justify-single-word="false"/>
      <style:text-properties officeooo:rsid="00c0acb5" officeooo:paragraph-rsid="00c59f19"/>
    </style:style>
    <style:style style:name="P109" style:family="paragraph" style:parent-style-name="Standard">
      <style:paragraph-properties fo:text-align="justify" style:justify-single-word="false"/>
      <style:text-properties officeooo:rsid="00c6252d" officeooo:paragraph-rsid="00c6252d"/>
    </style:style>
    <style:style style:name="P110" style:family="paragraph" style:parent-style-name="Standard">
      <style:paragraph-properties fo:text-align="justify" style:justify-single-word="false"/>
      <style:text-properties officeooo:rsid="00c867b3" officeooo:paragraph-rsid="00c867b3"/>
    </style:style>
    <style:style style:name="P111" style:family="paragraph" style:parent-style-name="Heading_20_2">
      <style:text-properties officeooo:rsid="00505972" officeooo:paragraph-rsid="0058da08"/>
    </style:style>
    <style:style style:name="P112" style:family="paragraph" style:parent-style-name="Heading_20_2">
      <style:paragraph-properties fo:break-before="page"/>
    </style:style>
    <style:style style:name="P113" style:family="paragraph" style:parent-style-name="Heading_20_2">
      <style:paragraph-properties fo:break-before="page"/>
      <style:text-properties officeooo:rsid="00505972" officeooo:paragraph-rsid="0077f004"/>
    </style:style>
    <style:style style:name="P114" style:family="paragraph" style:parent-style-name="Heading_20_2">
      <style:paragraph-properties fo:break-before="page"/>
      <style:text-properties officeooo:rsid="00505972" officeooo:paragraph-rsid="00b10a91"/>
    </style:style>
    <style:style style:name="P115" style:family="paragraph" style:parent-style-name="Heading_20_2">
      <style:paragraph-properties fo:break-before="page"/>
      <style:text-properties officeooo:rsid="00befdeb" officeooo:paragraph-rsid="00befdeb"/>
    </style:style>
    <style:style style:name="P116" style:family="paragraph" style:parent-style-name="Text_20_body">
      <style:text-properties officeooo:paragraph-rsid="00a8f674"/>
    </style:style>
    <style:style style:name="P117" style:family="paragraph" style:parent-style-name="Text_20_body">
      <style:text-properties officeooo:paragraph-rsid="00b10a91"/>
    </style:style>
    <style:style style:name="P118" style:family="paragraph" style:parent-style-name="Text_20_body">
      <style:text-properties officeooo:paragraph-rsid="00b42bc1"/>
    </style:style>
    <style:style style:name="P119" style:family="paragraph" style:parent-style-name="Text_20_body">
      <style:text-properties officeooo:paragraph-rsid="00b6c369"/>
    </style:style>
    <style:style style:name="P120" style:family="paragraph" style:parent-style-name="Heading_20_3">
      <style:text-properties officeooo:rsid="0085e4fa" officeooo:paragraph-rsid="008c5779"/>
    </style:style>
    <style:style style:name="P121" style:family="paragraph" style:parent-style-name="Heading_20_3">
      <style:text-properties officeooo:paragraph-rsid="009874eb"/>
    </style:style>
    <style:style style:name="P122" style:family="paragraph" style:parent-style-name="Heading_20_3">
      <style:text-properties officeooo:paragraph-rsid="00b10a91"/>
    </style:style>
    <style:style style:name="P123" style:family="paragraph" style:parent-style-name="Heading_20_3">
      <style:text-properties officeooo:paragraph-rsid="00b6c369"/>
    </style:style>
    <style:style style:name="P124" style:family="paragraph" style:parent-style-name="Heading_20_3">
      <style:paragraph-properties fo:break-before="page"/>
      <style:text-properties officeooo:paragraph-rsid="00a8f674"/>
    </style:style>
    <style:style style:name="P125" style:family="paragraph" style:parent-style-name="Heading_20_1" style:master-page-name="Standard">
      <style:paragraph-properties style:page-number="auto"/>
    </style:style>
    <style:style style:name="P126" style:family="paragraph" style:parent-style-name="Negritos">
      <style:text-properties officeooo:rsid="0086040c" officeooo:paragraph-rsid="008a50f2"/>
    </style:style>
    <style:style style:name="P127" style:family="paragraph" style:parent-style-name="Negritos">
      <style:text-properties officeooo:rsid="0086040c" officeooo:paragraph-rsid="008ad7cf"/>
    </style:style>
    <style:style style:name="P128" style:family="paragraph" style:parent-style-name="Negritos">
      <style:text-properties officeooo:rsid="0086040c" officeooo:paragraph-rsid="008c5779"/>
    </style:style>
    <style:style style:name="P129" style:family="paragraph" style:parent-style-name="Negritos">
      <style:text-properties officeooo:rsid="0086040c" officeooo:paragraph-rsid="008cb2f4"/>
    </style:style>
    <style:style style:name="P130" style:family="paragraph" style:parent-style-name="Negritos">
      <style:text-properties officeooo:rsid="0086040c" officeooo:paragraph-rsid="009203fb"/>
    </style:style>
    <style:style style:name="P131" style:family="paragraph" style:parent-style-name="Negritos">
      <style:paragraph-properties fo:text-align="justify" style:justify-single-word="false"/>
      <style:text-properties officeooo:rsid="0086040c" officeooo:paragraph-rsid="009874eb"/>
    </style:style>
    <style:style style:name="P132" style:family="paragraph" style:parent-style-name="Negritos">
      <style:paragraph-properties fo:text-align="justify" style:justify-single-word="false"/>
      <style:text-properties officeooo:rsid="0086040c" officeooo:paragraph-rsid="00a8f674"/>
    </style:style>
    <style:style style:name="P133" style:family="paragraph" style:parent-style-name="Negritos">
      <style:paragraph-properties fo:text-align="justify" style:justify-single-word="false"/>
      <style:text-properties officeooo:rsid="0086040c" officeooo:paragraph-rsid="00b10a91"/>
    </style:style>
    <style:style style:name="P134" style:family="paragraph" style:parent-style-name="Negritos">
      <style:paragraph-properties fo:text-align="justify" style:justify-single-word="false"/>
      <style:text-properties officeooo:rsid="0086040c" officeooo:paragraph-rsid="00b6c369"/>
    </style:style>
    <style:style style:name="P135" style:family="paragraph" style:parent-style-name="Negritos">
      <style:paragraph-properties fo:text-align="justify" style:justify-single-word="false"/>
      <style:text-properties officeooo:rsid="0086040c" officeooo:paragraph-rsid="00c06db8"/>
    </style:style>
    <style:style style:name="P136" style:family="paragraph" style:parent-style-name="Negritos">
      <style:paragraph-properties fo:text-align="justify" style:justify-single-word="false"/>
      <style:text-properties officeooo:rsid="0086040c" officeooo:paragraph-rsid="00c2d3fc"/>
    </style:style>
    <style:style style:name="P137" style:family="paragraph" style:parent-style-name="Negritos">
      <style:paragraph-properties fo:text-align="justify" style:justify-single-word="false"/>
      <style:text-properties officeooo:rsid="0086040c" officeooo:paragraph-rsid="00c59f19"/>
    </style:style>
    <style:style style:name="P138" style:family="paragraph" style:parent-style-name="Negritos">
      <style:text-properties officeooo:rsid="0086040c" officeooo:paragraph-rsid="009874eb"/>
    </style:style>
    <style:style style:name="P139" style:family="paragraph" style:parent-style-name="Negritos">
      <style:text-properties officeooo:rsid="0086040c" officeooo:paragraph-rsid="009da46c"/>
    </style:style>
    <style:style style:name="P140" style:family="paragraph" style:parent-style-name="Negritos">
      <style:text-properties officeooo:rsid="0086040c" officeooo:paragraph-rsid="00a8f674"/>
    </style:style>
    <style:style style:name="P141" style:family="paragraph" style:parent-style-name="Negritos">
      <style:text-properties officeooo:rsid="0086040c" officeooo:paragraph-rsid="00b10a91"/>
    </style:style>
    <style:style style:name="P142" style:family="paragraph" style:parent-style-name="Negritos">
      <style:text-properties officeooo:rsid="0086040c" officeooo:paragraph-rsid="00b6c369"/>
    </style:style>
    <style:style style:name="P143" style:family="paragraph" style:parent-style-name="Preformatted_20_Text">
      <style:text-properties officeooo:paragraph-rsid="00781a41"/>
    </style:style>
    <style:style style:name="P144" style:family="paragraph" style:parent-style-name="Preformatted_20_Text">
      <style:text-properties officeooo:paragraph-rsid="005ad3bb"/>
    </style:style>
    <style:style style:name="P145" style:family="paragraph" style:parent-style-name="Preformatted_20_Text">
      <style:text-properties officeooo:paragraph-rsid="009874eb"/>
    </style:style>
    <style:style style:name="P146" style:family="paragraph" style:parent-style-name="Preformatted_20_Text">
      <style:text-properties officeooo:paragraph-rsid="00b27a6d"/>
    </style:style>
    <style:style style:name="T1" style:family="text">
      <style:text-properties officeooo:rsid="00167c96"/>
    </style:style>
    <style:style style:name="T2" style:family="text">
      <style:text-properties style:font-name="Liberation Sans1" fo:font-size="9pt" style:font-size-asian="9pt" style:font-name-complex="Arial1" style:font-size-complex="9pt"/>
    </style:style>
    <style:style style:name="T3" style:family="text">
      <style:text-properties style:font-name="Liberation Sans1" fo:font-size="9pt" officeooo:rsid="00525c40" style:font-size-asian="9pt" style:font-name-complex="Arial1" style:font-size-complex="9pt"/>
    </style:style>
    <style:style style:name="T4" style:family="text">
      <style:text-properties style:font-name="Liberation Sans1" fo:font-size="9pt" style:font-size-asian="9pt" style:font-size-complex="9pt"/>
    </style:style>
    <style:style style:name="T5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6" style:family="text">
      <style:text-properties fo:color="#0000ff" style:font-name="Liberation Sans1" fo:font-size="9pt" fo:font-weight="bold" officeooo:rsid="0072b99a" style:font-size-asian="9pt" style:font-weight-asian="bold" style:font-name-complex="Arial1" style:font-size-complex="9pt" style:font-weight-complex="bold"/>
    </style:style>
    <style:style style:name="T7" style:family="text">
      <style:text-properties officeooo:rsid="00505972"/>
    </style:style>
    <style:style style:name="T8" style:family="text">
      <style:text-properties style:font-name="Linux Libertine O"/>
    </style:style>
    <style:style style:name="T9" style:family="text">
      <style:text-properties style:font-name="Linux Libertine O" officeooo:rsid="001744a1"/>
    </style:style>
    <style:style style:name="T10" style:family="text">
      <style:text-properties style:font-name="Linux Libertine O" officeooo:rsid="00505972"/>
    </style:style>
    <style:style style:name="T11" style:family="text">
      <style:text-properties style:font-name="Linux Libertine O" officeooo:rsid="0052f21d"/>
    </style:style>
    <style:style style:name="T12" style:family="text">
      <style:text-properties style:font-name="Linux Libertine O" officeooo:rsid="00b10a91"/>
    </style:style>
    <style:style style:name="T13" style:family="text">
      <style:text-properties style:use-window-font-color="true" style:font-name="DejaVu Sans Mono1" fo:font-size="10pt" fo:language="es" fo:country="E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style:use-window-font-color="true" style:font-name="DejaVu Sans Mono1" fo:font-size="10pt" fo:language="es" fo:country="ES" fo:font-weight="bold" officeooo:rsid="009da46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5" style:family="text">
      <style:text-properties style:use-window-font-color="true" style:font-name="DejaVu Sans Mono1" fo:font-size="10pt" fo:language="es" fo:country="ES" fo:font-weight="bold" officeooo:rsid="00b7d01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style:use-window-font-color="true" style:font-name="DejaVu Sans Mono1" fo:font-size="10pt" fo:language="es" fo:country="ES" fo:font-weight="bold" officeooo:rsid="009bc74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7" style:family="text">
      <style:text-properties style:use-window-font-color="true" style:font-name="DejaVu Sans Mono1" fo:font-size="10pt" fo:language="es" fo:country="ES" fo:font-weight="bold" officeooo:rsid="00befde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8" style:family="text">
      <style:text-properties officeooo:rsid="00505972" style:font-size-asian="10pt" style:font-weight-asian="bold" style:font-size-complex="10pt" style:font-weight-complex="bold"/>
    </style:style>
    <style:style style:name="T19" style:family="text">
      <style:text-properties officeooo:rsid="0074b7bb" style:font-size-asian="10pt" style:font-weight-asian="bold" style:font-size-complex="10pt" style:font-weight-complex="bold"/>
    </style:style>
    <style:style style:name="T20" style:family="text">
      <style:text-properties officeooo:rsid="0052f21d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officeooo:rsid="009203fb" style:font-size-asian="9pt" style:font-size-complex="9pt"/>
    </style:style>
    <style:style style:name="T23" style:family="text">
      <style:text-properties fo:font-size="9pt" officeooo:rsid="00505972" style:font-size-asian="9pt" style:font-size-complex="9pt"/>
    </style:style>
    <style:style style:name="T24" style:family="text">
      <style:text-properties fo:font-size="9pt" officeooo:rsid="009874eb" style:font-size-asian="9pt" style:font-size-complex="9pt"/>
    </style:style>
    <style:style style:name="T25" style:family="text">
      <style:text-properties officeooo:rsid="0074b7bb"/>
    </style:style>
    <style:style style:name="T26" style:family="text">
      <style:text-properties officeooo:rsid="00769172"/>
    </style:style>
    <style:style style:name="T27" style:family="text">
      <style:text-properties style:font-name="DejaVu Sans Mono1" fo:font-size="9pt" fo:font-weight="bold" style:font-size-asian="9pt" style:font-weight-asian="bold" style:font-size-complex="9pt" style:font-weight-complex="bold"/>
    </style:style>
    <style:style style:name="T28" style:family="text">
      <style:text-properties style:font-name="DejaVu Sans Mono1" fo:font-size="9pt" fo:font-weight="bold" officeooo:rsid="00769172" style:font-size-asian="9pt" style:font-weight-asian="bold" style:font-size-complex="9pt" style:font-weight-complex="bold"/>
    </style:style>
    <style:style style:name="T29" style:family="text">
      <style:text-properties officeooo:rsid="0077f004"/>
    </style:style>
    <style:style style:name="T30" style:family="text">
      <style:text-properties officeooo:rsid="00781a41"/>
    </style:style>
    <style:style style:name="T31" style:family="text">
      <style:text-properties officeooo:rsid="007a53fe"/>
    </style:style>
    <style:style style:name="T32" style:family="text">
      <style:text-properties officeooo:rsid="0080cf47"/>
    </style:style>
    <style:style style:name="T33" style:family="text">
      <style:text-properties officeooo:rsid="0084224a"/>
    </style:style>
    <style:style style:name="T34" style:family="text">
      <style:text-properties officeooo:rsid="00893647"/>
    </style:style>
    <style:style style:name="T35" style:family="text">
      <style:text-properties officeooo:rsid="008a50f2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officeooo:rsid="008a50f2" style:font-size-asian="10pt" style:font-size-complex="10pt"/>
    </style:style>
    <style:style style:name="T38" style:family="text">
      <style:text-properties fo:font-size="10pt" officeooo:rsid="008ad7cf" style:font-size-asian="10pt" style:font-size-complex="10pt"/>
    </style:style>
    <style:style style:name="T39" style:family="text">
      <style:text-properties fo:font-size="10pt" officeooo:rsid="008cb2f4" style:font-size-asian="10pt" style:font-size-complex="10pt"/>
    </style:style>
    <style:style style:name="T40" style:family="text">
      <style:text-properties officeooo:rsid="008ad7cf"/>
    </style:style>
    <style:style style:name="T41" style:family="text">
      <style:text-properties officeooo:rsid="008c5779"/>
    </style:style>
    <style:style style:name="T42" style:family="text">
      <style:text-properties officeooo:rsid="008cb2f4"/>
    </style:style>
    <style:style style:name="T43" style:family="text">
      <style:text-properties officeooo:rsid="008e167e"/>
    </style:style>
    <style:style style:name="T44" style:family="text">
      <style:text-properties officeooo:rsid="009203fb"/>
    </style:style>
    <style:style style:name="T45" style:family="text">
      <style:text-properties officeooo:rsid="0093b5b0"/>
    </style:style>
    <style:style style:name="T46" style:family="text">
      <style:text-properties officeooo:rsid="00950b38"/>
    </style:style>
    <style:style style:name="T47" style:family="text">
      <style:text-properties officeooo:rsid="009a25f6"/>
    </style:style>
    <style:style style:name="T48" style:family="text">
      <style:text-properties officeooo:rsid="009bc743"/>
    </style:style>
    <style:style style:name="T49" style:family="text">
      <style:text-properties officeooo:rsid="009da46c"/>
    </style:style>
    <style:style style:name="T50" style:family="text">
      <style:text-properties officeooo:rsid="00a1227c"/>
    </style:style>
    <style:style style:name="T51" style:family="text">
      <style:text-properties officeooo:rsid="00a2b842"/>
    </style:style>
    <style:style style:name="T52" style:family="text">
      <style:text-properties officeooo:rsid="00a8f674"/>
    </style:style>
    <style:style style:name="T53" style:family="text">
      <style:text-properties officeooo:rsid="00ab0e51"/>
    </style:style>
    <style:style style:name="T54" style:family="text">
      <style:text-properties officeooo:rsid="00ad0aa2"/>
    </style:style>
    <style:style style:name="T55" style:family="text">
      <style:text-properties officeooo:rsid="00b10a91"/>
    </style:style>
    <style:style style:name="T56" style:family="text">
      <style:text-properties officeooo:rsid="00b27a6d"/>
    </style:style>
    <style:style style:name="T57" style:family="text">
      <style:text-properties officeooo:rsid="00b2d360"/>
    </style:style>
    <style:style style:name="T58" style:family="text">
      <style:text-properties officeooo:rsid="00b42bc1"/>
    </style:style>
    <style:style style:name="T59" style:family="text">
      <style:text-properties officeooo:rsid="00b6c369"/>
    </style:style>
    <style:style style:name="T60" style:family="text">
      <style:text-properties officeooo:rsid="00b7d01b"/>
    </style:style>
    <style:style style:name="T61" style:family="text">
      <style:text-properties officeooo:rsid="00c0acb5"/>
    </style:style>
    <style:style style:name="T62" style:family="text">
      <style:text-properties officeooo:rsid="00c2d3fc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.152cm" fo:border="0.06pt solid #000000" style:shadow="none" draw:shadow-opacity="100%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2cm" fo:border="0.06pt solid #000000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5" text:outline-level="1">Creando Imágenes Docker</text:h>
      <text:p text:style-name="Heading_20_2">Preparar el entorno de trabajo</text:p>
      <text:p text:style-name="P10">In<text:span text:style-name="T20">s</text:span>talar <text:span text:style-name="T25">Docker y Docker</text:span> <text:span text:style-name="T7">Compose según las bitácoras en sitio de la cátedra.</text:span></text:p>
      <text:p text:style-name="P8">Crear un container</text:p>
      <text:p text:style-name="P4"><text:span text:style-name="T10">Creamos un directorio y dentro de él un archivo para </text:span><text:span text:style-name="T11">definir</text:span><text:span text:style-name="T10"> nuestro container</text:span><text:span text:style-name="T9">:</text:span></text:p>
      <text:p text:style-name="P9">mkdir <text:span text:style-name="T25">test-curl</text:span></text:p>
      <text:p text:style-name="Negritos"><text:span text:style-name="Source_20_Text"><text:span text:style-name="T18">cd </text:span></text:span><text:span text:style-name="Source_20_Text"><text:span text:style-name="T19">test-curl</text:span></text:span></text:p>
      <text:p text:style-name="Negritos"><text:span text:style-name="Source_20_Text">nano </text:span><text:span text:style-name="Source_20_Text"><text:span text:style-name="T25">Dockerfile</text:span></text:span></text:p>
      <text:p text:style-name="Negritos"/>
      <text:p text:style-name="P5">Ingresar el siguiente texto en el archivo:</text:p>
      <text:p text:style-name="P5"><draw:frame draw:style-name="fr1" draw:name="Frame1" text:anchor-type="paragraph" svg:width="10.696cm" draw:z-index="0"><draw:text-box fo:min-height="2.027cm"><text:p text:style-name="Preformatted_20_Text"><text:span text:style-name="Source_20_Text">FROM ubuntu:18.04</text:span></text:p><text:p text:style-name="Preformatted_20_Text"><text:span text:style-name="Source_20_Text"/></text:p><text:p text:style-name="Preformatted_20_Text"><text:span text:style-name="Source_20_Text">RUN apt-get update</text:span></text:p><text:p text:style-name="Preformatted_20_Text"><text:span text:style-name="Source_20_Text">RUN apt-get install -y curl</text:span></text:p><text:p text:style-name="Preformatted_20_Text"><text:span text:style-name="Source_20_Text"/></text:p><text:p text:style-name="Preformatted_20_Text"><text:span text:style-name="Source_20_Text">ENV SITE_URL http://ifconfig.co/</text:span></text:p><text:p text:style-name="Preformatted_20_Text"><text:span text:style-name="Source_20_Text"/></text:p><text:p text:style-name="Preformatted_20_Text"><text:span text:style-name="Source_20_Text">CMD sh -c "curl -Lks $SITE_URL"</text:span></text:p></draw:text-box></draw:frame></text:p>
      <text:p text:style-name="P5">Guardar y cerrar (CTRL-O <text:span text:style-name="T20">y luego </text:span>CTRL-X)</text:p>
      <text:p text:style-name="P59">Explique qué hace cada línea del Dockerfile.</text:p>
      <text:p text:style-name="P5"/>
      <text:p text:style-name="P5">En el mismo directorio donde está el archivo <text:span text:style-name="T25">Dockerfile</text:span> ejecutar</text:p>
      <text:p text:style-name="P5"><text:span text:style-name="T13">docker build -t test-curl .</text:span></text:p>
      <text:p text:style-name="P60">¿Qué hace el <text:span text:style-name="T32">comando anterior</text:span>?</text:p>
      <text:p text:style-name="P16"/>
      <text:p text:style-name="P11">Ver la imagen creada con:</text:p>
      <text:p text:style-name="P20"><text:span text:style-name="T25">docker images -f reference='test-curl'</text:span></text:p>
      <text:p text:style-name="P59">¿Qué hace el modificador <text:span text:style-name="T27">-f</text:span>?</text:p>
      <text:p text:style-name="P32"/>
      <text:p text:style-name="P32">Probamos el container con:</text:p>
      <text:p text:style-name="P18">docker run --rm test-curl</text:p>
      <text:p text:style-name="P59">¿Qué hace el modificador <text:span text:style-name="T27">--rm</text:span>?</text:p>
      <text:p text:style-name="P11"/>
      <text:p text:style-name="P32">Ahora probamos pasando otra URL mediante la variable de entorno:</text:p>
      <text:p text:style-name="P18">docker run --rm -e SITE_URL=https://ifconfig.co/country test-curl</text:p>
      <text:p text:style-name="P44"/>
      <text:p text:style-name="P113">Crear un<text:span text:style-name="T29">a versión “alpine” del</text:span> container</text:p>
      <text:p text:style-name="P53"><text:span text:style-name="T29">Modificar el archivo Dockerfile para que quede de la siguiente manera:</text:span></text:p>
      <text:p text:style-name="P43"><draw:frame draw:style-name="fr1" draw:name="Marco5" text:anchor-type="paragraph" svg:width="10.696cm" draw:z-index="2"><draw:text-box fo:min-height="2.027cm"><text:p text:style-name="P143"><text:span text:style-name="Source_20_Text">FROM alpine:3.11</text:span></text:p><text:p text:style-name="P143"><text:span text:style-name="Source_20_Text"/></text:p><text:p text:style-name="P143"><text:span text:style-name="Source_20_Text">RUN apk add curl</text:span></text:p><text:p text:style-name="P143"><text:span text:style-name="Source_20_Text"/></text:p><text:p text:style-name="P143"><text:span text:style-name="Source_20_Text">ENV SITE_URL http://ifconfig.co/</text:span></text:p><text:p text:style-name="P143"><text:span text:style-name="Source_20_Text"/></text:p><text:p text:style-name="P143"><text:span text:style-name="Source_20_Text">CMD sh -c "curl -Lks $SITE_URL"</text:span></text:p></draw:text-box></draw:frame></text:p>
      <text:p text:style-name="P43">En el mismo directorio donde está el archivo <text:span text:style-name="T25">Dockerfile</text:span> ejecutar</text:p>
      <text:p text:style-name="P19">docker build -t test-curl-<text:span text:style-name="T30">alpine</text:span> .</text:p>
      <text:p text:style-name="P17"/>
      <text:p text:style-name="P12">Ver la imagen creada con:</text:p>
      <text:p text:style-name="P19"><text:span text:style-name="T25">docker images -f reference='test-curl*'</text:span></text:p>
      <text:p text:style-name="P54">Compare el tamaño con la imagen anterior basada en ubuntu.</text:p>
      <text:p text:style-name="P12"/>
      <text:p text:style-name="P33">Probamos el container con:</text:p>
      <text:p text:style-name="P19">docker run --rm test-curl-<text:span text:style-name="T30">alpine</text:span></text:p>
      <text:p text:style-name="P12"/>
      <text:p text:style-name="P33">Ahora probamos pasando otra URL mediante la variable de entorno:</text:p>
      <text:p text:style-name="P31">docker run --rm -e SITE_URL=https://ifconfig.co/country test-curl-<text:span text:style-name="T30">alpine</text:span></text:p>
      <text:p text:style-name="P32"/>
      <text:p text:style-name="P57">Las imágenes basadas en <text:a xlink:type="simple" xlink:href="https://alpinelinux.org/" text:style-name="Internet_20_link" text:visited-style-name="Visited_20_Internet_20_Link">Alpine</text:a> son sensiblemente más pequeñas, pero hay que tener cuidado al utilizarlas (<text:span text:style-name="T31">especialmente</text:span> para compilar código) porque tienen diferencias que pueden provocar errores o pérdida de performance en algunos casos.</text:p>
      <text:list xml:id="list3672872768" text:style-name="L1">
        <text:list-item>
          <text:p text:style-name="P58"><text:a xlink:type="simple" xlink:href="https://www.youtube.com/watch?v=e2pAkcqYCG8" text:style-name="Internet_20_link" text:visited-style-name="Visited_20_Internet_20_Link">https://www.youtube.com/watch?v=e2pAkcqYCG8</text:a> </text:p>
        </text:list-item>
        <text:list-item>
          <text:p text:style-name="P58"><text:a xlink:type="simple" xlink:href="https://pythonspeed.com/articles/alpine-docker-python/" text:style-name="Internet_20_link" text:visited-style-name="Visited_20_Internet_20_Link">https://pythonspeed.com/articles/alpine-docker-python/</text:a> </text:p>
        </text:list-item>
      </text:list>
      <text:p text:style-name="P18"/>
      <text:p text:style-name="P30"/>
      <text:p text:style-name="P112">Aplicaciones de prueba</text:p>
      <text:p text:style-name="P61">Para las siguientes actividades del práctico <text:span text:style-name="T34">utilizaremos</text:span> dos aplicaciones de ejemplo: un backend REST (usando <text:a xlink:type="simple" xlink:href="https://micronaut.io/" text:style-name="Internet_20_link" text:visited-style-name="Visited_20_Internet_20_Link">Micronaut</text:a>) y un frontend (usando <text:a xlink:type="simple" xlink:href="https://es.reactjs.org/" text:style-name="Internet_20_link" text:visited-style-name="Visited_20_Internet_20_Link">ReactJS</text:a>).</text:p>
      <text:p text:style-name="P61"/>
      <text:p text:style-name="P72"><text:span text:style-name="T34">Para esta etapa vamos a necesitar instalar</text:span> varias <text:span text:style-name="T34">herramientas</text:span>:</text:p>
      <text:list xml:id="list941126157" text:style-name="L3">
        <text:list-item>
          <text:p text:style-name="P13"><text:a xlink:type="simple" xlink:href="https://curl.haxx.se/" text:style-name="Internet_20_link" text:visited-style-name="Visited_20_Internet_20_Link">cURL</text:a> <text:span text:style-name="T26">(en debian/ubuntu/mint: </text:span><text:span text:style-name="T28">sudo apt install curl</text:span><text:span text:style-name="T26">).</text:span></text:p>
        </text:list-item>
        <text:list-item>
          <text:p text:style-name="P64"><text:a xlink:type="simple" xlink:href="https://git-scm.com/" text:style-name="Internet_20_link" text:visited-style-name="Visited_20_Internet_20_Link">Git</text:a> <text:span text:style-name="T26">(en debian/ubuntu/mint: </text:span><text:span text:style-name="T28">sudo apt install </text:span><text:span text:style-name="T27">git</text:span><text:span text:style-name="T26">).</text:span></text:p>
        </text:list-item>
        <text:list-item>
          <text:p text:style-name="P64"><text:a xlink:type="simple" xlink:href="https://openjdk.java.net/" text:style-name="Internet_20_link" text:visited-style-name="Visited_20_Internet_20_Link">OpenJDK</text:a> 8 <text:span text:style-name="T26">(en debian/ubuntu/mint: </text:span><text:span text:style-name="T28">sudo apt install openjdk-8-jdk</text:span><text:span text:style-name="T26">).</text:span></text:p>
        </text:list-item>
        <text:list-item>
          <text:p text:style-name="P71"><text:a xlink:type="simple" xlink:href="https://nodejs.org/es/" text:style-name="Internet_20_link" text:visited-style-name="Visited_20_Internet_20_Link">NodeJS</text:a> y <text:a xlink:type="simple" xlink:href="https://www.npmjs.com/" text:style-name="Internet_20_link" text:visited-style-name="Visited_20_Internet_20_Link">NPM</text:a> <text:span text:style-name="T26">(en debian/ubuntu/mint: </text:span><text:span text:style-name="T28">sudo apt install </text:span><text:span text:style-name="T27">nodejs npm</text:span><text:span text:style-name="T26">).</text:span></text:p>
        </text:list-item>
      </text:list>
      <text:p text:style-name="Heading_20_3">Descargar, compilar y probar el backend</text:p>
      <text:p text:style-name="P63">Descargar el <text:span text:style-name="T45">código del proyecto backend con:</text:span></text:p>
      <text:p text:style-name="P130"><text:span text:style-name="Source_20_Text"><text:span text:style-name="T22">cd ~</text:span></text:span></text:p>
      <text:p text:style-name="P126"><text:span text:style-name="Source_20_Text"><text:span text:style-name="T21">git clone https://github.com/tics-frcu/docker-sample-backend-micronaut.git</text:span></text:span></text:p>
      <text:p text:style-name="P61"/>
      <text:p text:style-name="P73">Ingresar al directorio y ejecutar la aplicación con:</text:p>
      <text:p text:style-name="P126"><text:span text:style-name="Source_20_Text"><text:span text:style-name="T37">cd </text:span></text:span><text:span text:style-name="Source_20_Text"><text:span text:style-name="T36">docker-sample-backend-micronaut</text:span></text:span></text:p>
      <text:p text:style-name="P126"><text:span text:style-name="Source_20_Text"><text:span text:style-name="T36">./</text:span></text:span><text:span text:style-name="Source_20_Text"><text:span text:style-name="T37">gradlew run</text:span></text:span></text:p>
      <text:p text:style-name="P78">Este comando va a demorar unos minutos la primera vez, ya que en ese caso descargará gradle y todas las dependencias del proyecto.</text:p>
      <text:p text:style-name="P80">Al iniciar el backend quedará esperando solicitudes en: <text:a xlink:type="simple" xlink:href="http://localhost:8080/" text:style-name="Internet_20_link" text:visited-style-name="Visited_20_Internet_20_Link">http://localhost:8080</text:a> </text:p>
      <text:p text:style-name="P73"/>
      <text:p text:style-name="P73">Una vez inicie la aplicación, abrir otra consola y ejecutar en la misma los siguientes comandos:</text:p>
      <text:p text:style-name="P126"><text:span text:style-name="Source_20_Text"><text:span text:style-name="T37">curl http://localhost:8080/hola</text:span></text:span></text:p>
      <text:p text:style-name="P127"><text:span text:style-name="Source_20_Text"><text:span text:style-name="T37">curl http://localhost:8080/hola/</text:span></text:span><text:span text:style-name="Source_20_Text"><text:span text:style-name="T38">Motoko</text:span></text:span></text:p>
      <text:p text:style-name="P61"/>
      <text:p text:style-name="P61">La funcionalidad es muy elemental: <text:span text:style-name="T40">el</text:span> backend acepta llamadas HTTP y responde con un mensaje de texto.</text:p>
      <text:p text:style-name="P120">Descargar, compilar y probar el <text:span text:style-name="T41">frontend</text:span></text:p>
      <text:p text:style-name="P65"><text:span text:style-name="T44">En una nueva consola d</text:span>escargar el <text:span text:style-name="T45">código del proyecto frontend con:</text:span></text:p>
      <text:p text:style-name="P130"><text:span text:style-name="Source_20_Text"><text:span text:style-name="T22">cd ~</text:span></text:span></text:p>
      <text:p text:style-name="P128"><text:span text:style-name="Source_20_Text"><text:span text:style-name="T21">git clone https://github.com/tics-frcu/docker-sample-frontend-react.git</text:span></text:span></text:p>
      <text:p text:style-name="P62"/>
      <text:p text:style-name="P74">Ingresar al directorio y ejecutar la aplicación con:</text:p>
      <text:p text:style-name="P128"><text:span text:style-name="Source_20_Text"><text:span text:style-name="T37">cd docker-sample-frontend-react</text:span></text:span></text:p>
      <text:p text:style-name="P129"><text:span text:style-name="Source_20_Text"><text:span text:style-name="T39">yarn install</text:span></text:span></text:p>
      <text:p text:style-name="P129"><text:span text:style-name="Source_20_Text"><text:span text:style-name="T39">yarn start</text:span></text:span></text:p>
      <text:p text:style-name="P79">E<text:span text:style-name="T42">l</text:span> comando <text:span text:style-name="T42">install </text:span>va a demorar unos minutos la primera vez, ya que en ese caso descargará todas las dependencias del proyecto.</text:p>
      <text:p text:style-name="P62"/>
      <text:p text:style-name="P74">Una vez inicie, <text:span text:style-name="T43">nos abrirá un navegador con la página </text:span><text:a xlink:type="simple" xlink:href="http://localhost:3000/" text:style-name="Internet_20_link" text:visited-style-name="Visited_20_Internet_20_Link"><text:span text:style-name="T43">http://localhost:3000</text:span></text:a><text:span text:style-name="T43"> </text:span></text:p>
      <text:p text:style-name="P62"><text:span text:style-name="T46">En esta app escribimos un nombre (o dejamos en blanco el campo) y presionamos el botón “Enviar”. Debajo nos aparecerá la respuesta del backend a la solicitud.</text:span></text:p>
      <text:p text:style-name="P62"/>
      <text:p text:style-name="P111"><text:soft-page-break/>Crear <text:span text:style-name="T33">imagenes de containers para aplicaciones</text:span></text:p>
      <text:p text:style-name="P82"><text:span text:style-name="T10">D</text:span><text:span text:style-name="T8">etener con CTRL+C las aplicaciones en caso de que estén corriendo.</text:span></text:p>
      <text:p text:style-name="P121"><text:span text:style-name="T51">Imagen para el proyecto</text:span> backend</text:p>
      <text:p text:style-name="P67"><text:span text:style-name="T50">Crear un Dockerfile para el proyecto backend:</text:span></text:p>
      <text:p text:style-name="P138"><text:span text:style-name="Source_20_Text"><text:span text:style-name="T22">cd ~/</text:span></text:span><text:span text:style-name="Source_20_Text"><text:span text:style-name="T23">docker-sample-backend-micronaut</text:span></text:span></text:p>
      <text:p text:style-name="P131"><text:span text:style-name="Source_20_Text"><text:span text:style-name="T24">nano Dockerfile</text:span></text:span></text:p>
      <text:p text:style-name="P38"><text:span text:style-name="T10"/></text:p>
      <text:p text:style-name="P81"><text:span text:style-name="T7">Ingresar el siguiente texto en el archivo:</text:span></text:p>
      <text:p text:style-name="P6"><draw:frame draw:style-name="fr1" draw:name="Marco1" text:anchor-type="paragraph" svg:width="14.522cm" draw:z-index="1"><draw:text-box fo:min-height="7.214cm"><text:p text:style-name="P144"><text:span text:style-name="Source_20_Text">FROM gradle:5.3-jdk8</text:span></text:p><text:p text:style-name="P144"><text:span text:style-name="Source_20_Text"/></text:p><text:p text:style-name="P144"><text:span text:style-name="Source_20_Text">WORKDIR /home/gradle</text:span></text:p><text:p text:style-name="P144"><text:span text:style-name="Source_20_Text"/></text:p><text:p text:style-name="P144"><text:span text:style-name="Source_20_Text">ADD . /home/gradle</text:span></text:p><text:p text:style-name="P144"><text:span text:style-name="Source_20_Text"/></text:p><text:p text:style-name="P144"><text:span text:style-name="Source_20_Text"># Compilo la aplicación (como un fat jar)</text:span></text:p><text:p text:style-name="P144"><text:span text:style-name="Source_20_Text">RUN gradle assemble --no-build-cache --no-daemon</text:span></text:p><text:p text:style-name="P144"><text:span text:style-name="Source_20_Text"/></text:p><text:p text:style-name="P144"><text:span text:style-name="Source_20_Text"># Copio el fat jar a la raíz del Workdir</text:span></text:p><text:p text:style-name="P144"><text:span text:style-name="Source_20_Text">RUN cp build/libs/*all.jar application.jar</text:span></text:p><text:p text:style-name="P144"><text:span text:style-name="Source_20_Text"/></text:p><text:p text:style-name="P144"><text:span text:style-name="Source_20_Text">EXPOSE 8080</text:span></text:p><text:p text:style-name="P144"><text:span text:style-name="Source_20_Text"/></text:p><text:p text:style-name="P145"><text:span text:style-name="Source_20_Text">CMD ["java", "-jar", "-XX:+UseContainerSupport", </text:span><text:span text:style-name="Source_20_Text"><text:span text:style-name="T47">\</text:span></text:span></text:p><text:p text:style-name="P145"><text:span text:style-name="Source_20_Text"><text:s text:c="5"/>"-Djava.security.egd=file:/dev/./urandom", "application.jar"]</text:span></text:p></draw:text-box></draw:frame></text:p>
      <text:p text:style-name="P6">Guardar y cerrar (CTRL-O <text:span text:style-name="T20">y luego </text:span>CTRL-X)</text:p>
      <text:p text:style-name="P85">Explique que hacen los comandos de este Dockerfile.</text:p>
      <text:p text:style-name="P95">¿Por qué para copiar el archivo jar uso <text:span text:style-name="T27">RUN</text:span> y no <text:span text:style-name="T27">COPY</text:span>?</text:p>
      <text:p text:style-name="P85"/>
      <text:p text:style-name="P45">En el mismo directorio donde está el archivo <text:span text:style-name="T25">Dockerfile</text:span> ejecutar:</text:p>
      <text:p text:style-name="P21">docker build -t <text:span text:style-name="T48">backend:single-stage</text:span> .</text:p>
      <text:p text:style-name="P118"/>
      <text:p text:style-name="P34">Probamos el container con:</text:p>
      <text:p text:style-name="P22">docker run --rm -<text:span text:style-name="T49">p 8080:8080 -h localhost backend:single-stage</text:span></text:p>
      <text:p text:style-name="P89">¿Qué hacen los modificadores <text:span text:style-name="T27">-p</text:span> y <text:span text:style-name="T27">-h</text:span>?</text:p>
      <text:p text:style-name="P89"/>
      <text:p text:style-name="P75">Una vez inicie <text:span text:style-name="T49">el container</text:span>, abrir otra consola y ejecutar en la misma los siguientes comandos:</text:p>
      <text:p text:style-name="P139"><text:span text:style-name="Source_20_Text"><text:span text:style-name="T37">curl http://localhost:8080/hola</text:span></text:span></text:p>
      <text:p text:style-name="P139"><text:span text:style-name="Source_20_Text"><text:span text:style-name="T37">curl http://localhost:8080/hola/</text:span></text:span><text:span text:style-name="Source_20_Text"><text:span text:style-name="T38">Motoko</text:span></text:span></text:p>
      <text:p text:style-name="P7"/>
      <text:p text:style-name="P46"/>
      <text:p text:style-name="P124"><text:span text:style-name="T51">Imagen para el proyecto</text:span> <text:span text:style-name="T52">frontend</text:span></text:p>
      <text:p text:style-name="P68"><text:span text:style-name="T50">Crear un Dockerfile para el proyecto backend:</text:span></text:p>
      <text:p text:style-name="P140"><text:span text:style-name="Source_20_Text"><text:span text:style-name="T22">cd ~/</text:span></text:span><text:span text:style-name="Source_20_Text"><text:span text:style-name="T23">docker-sample-frontend-react</text:span></text:span></text:p>
      <text:p text:style-name="P132"><text:span text:style-name="Source_20_Text"><text:span text:style-name="T24">nano Dockerfile</text:span></text:span></text:p>
      <text:p text:style-name="P39"><text:span text:style-name="T10"/></text:p>
      <text:p text:style-name="P94"><text:span text:style-name="T7">Ingresar el siguiente texto en el archivo:</text:span></text:p>
      <text:p text:style-name="P47"><draw:frame draw:style-name="fr1" draw:name="Marco2" text:anchor-type="paragraph" svg:width="10.67cm" draw:z-index="3"><draw:text-box fo:min-height="5.537cm"><text:p text:style-name="P144"><text:span text:style-name="Source_20_Text">FROM node:8.10.0</text:span></text:p><text:p text:style-name="P144"><text:span text:style-name="Source_20_Text"/></text:p><text:p text:style-name="P144"><text:span text:style-name="Source_20_Text">WORKDIR /app</text:span></text:p><text:p text:style-name="P144"><text:span text:style-name="Source_20_Text"/></text:p><text:p text:style-name="P144"><text:span text:style-name="Source_20_Text">ADD . /app</text:span></text:p><text:p text:style-name="P144"><text:span text:style-name="Source_20_Text"/></text:p><text:p text:style-name="P144"><text:span text:style-name="Source_20_Text"># Instalo las dependencias</text:span></text:p><text:p text:style-name="P144"><text:span text:style-name="Source_20_Text">RUN yarn install --silent</text:span></text:p><text:p text:style-name="P144"><text:span text:style-name="Source_20_Text"/></text:p><text:p text:style-name="P144"><text:span text:style-name="Source_20_Text">EXPOSE 3000</text:span></text:p><text:p text:style-name="P144"><text:span text:style-name="Source_20_Text"/></text:p><text:p text:style-name="P144"><text:span text:style-name="Source_20_Text">CMD ["yarn", "start"]</text:span></text:p></draw:text-box></draw:frame></text:p>
      <text:p text:style-name="P47">Guardar y cerrar (CTRL-O <text:span text:style-name="T20">y luego </text:span>CTRL-X)</text:p>
      <text:p text:style-name="P86">Explique que hacen los comandos de este Dockerfile.</text:p>
      <text:p text:style-name="P86"/>
      <text:p text:style-name="P47">En el mismo directorio donde está el archivo <text:span text:style-name="T25">Dockerfile</text:span> ejecutar:</text:p>
      <text:p text:style-name="P23">docker build -t <text:span text:style-name="T53">frontend:single-stage</text:span> .</text:p>
      <text:p text:style-name="P116"/>
      <text:p text:style-name="P35">Probamos el container con:</text:p>
      <text:p text:style-name="P23">docker run --rm -<text:span text:style-name="T49">p 3000:3000 -h localhost frontend:single-stage</text:span></text:p>
      <text:p text:style-name="P90"/>
      <text:p text:style-name="P76">Una vez inicie <text:span text:style-name="T49">el container</text:span>, abrir <text:span text:style-name="T54">un navegador e ingresar a: </text:span><text:a xlink:type="simple" xlink:href="http://localhost:3000/" text:style-name="Internet_20_link" text:visited-style-name="Visited_20_Internet_20_Link"><text:span text:style-name="T54">http://localhost:3000</text:span></text:a><text:span text:style-name="T54"> </text:span></text:p>
      <text:p text:style-name="P140"><text:span text:style-name="Source_20_Text"><text:span text:style-name="T38"/></text:span></text:p>
      <text:p text:style-name="P93"/>
      <text:p text:style-name="P47"/>
      <text:p text:style-name="P114">Crear <text:span text:style-name="T55">imágenes de múltiples etapas</text:span></text:p>
      <text:p text:style-name="P83"><text:span text:style-name="T10">D</text:span><text:span text:style-name="T8">etener </text:span><text:span text:style-name="T12">los containers</text:span><text:span text:style-name="T8"> en caso de que estén corriendo.</text:span></text:p>
      <text:p text:style-name="P122"><text:span text:style-name="T55">Proyecto</text:span> backend</text:p>
      <text:p text:style-name="P69"><text:span text:style-name="T55">Modificar el Dockerfile del proyecto backend:</text:span></text:p>
      <text:p text:style-name="P141"><text:span text:style-name="Source_20_Text"><text:span text:style-name="T22">cd ~/</text:span></text:span><text:span text:style-name="Source_20_Text"><text:span text:style-name="T23">docker-sample-backend-micronaut</text:span></text:span></text:p>
      <text:p text:style-name="P133"><text:span text:style-name="Source_20_Text"><text:span text:style-name="T24">nano Dockerfile</text:span></text:span></text:p>
      <text:p text:style-name="P40"><text:span text:style-name="T10"/></text:p>
      <text:p text:style-name="P96"><draw:frame draw:style-name="fr2" draw:name="Marco3" text:anchor-type="paragraph" svg:x="0.086cm" svg:y="0.743cm" svg:width="14.824cm" draw:z-index="4"><draw:text-box fo:min-height="9.349cm"><text:p text:style-name="P144"><text:span text:style-name="Source_20_Text"># Primera etapa - container para build</text:span></text:p><text:p text:style-name="P144"><text:span text:style-name="Source_20_Text">FROM gradle:5.3-jdk8 as builder</text:span></text:p><text:p text:style-name="P144"><text:span text:style-name="Source_20_Text"/></text:p><text:p text:style-name="P144"><text:span text:style-name="Source_20_Text">WORKDIR /home/gradle</text:span></text:p><text:p text:style-name="P144"><text:span text:style-name="Source_20_Text"/></text:p><text:p text:style-name="P144"><text:span text:style-name="Source_20_Text">ADD . /home/gradle</text:span></text:p><text:p text:style-name="P144"><text:span text:style-name="Source_20_Text"/></text:p><text:p text:style-name="P144"><text:span text:style-name="Source_20_Text">RUN gradle assemble --no-build-cache --no-daemon</text:span></text:p><text:p text:style-name="P144"><text:span text:style-name="Source_20_Text"/></text:p><text:p text:style-name="P144"><text:span text:style-name="Source_20_Text"># Segunda etapa - container de aplicación</text:span></text:p><text:p text:style-name="P144"><text:span text:style-name="Source_20_Text">FROM openjdk:8-jre-alpine</text:span></text:p><text:p text:style-name="P144"><text:span text:style-name="Source_20_Text"/></text:p><text:p text:style-name="P144"><text:span text:style-name="Source_20_Text">RUN mkdir /app</text:span></text:p><text:p text:style-name="P144"><text:span text:style-name="Source_20_Text"/></text:p><text:p text:style-name="P146"><text:span text:style-name="Source_20_Text">COPY --from=builder /home/gradle/build/libs/*all.jar </text:span><text:span text:style-name="Source_20_Text"><text:span text:style-name="T56">\</text:span></text:span></text:p><text:p text:style-name="P146"><text:span text:style-name="Source_20_Text"><text:s text:c="5"/>/app/application.jar</text:span></text:p><text:p text:style-name="P144"><text:span text:style-name="Source_20_Text"/></text:p><text:p text:style-name="P144"><text:span text:style-name="Source_20_Text">EXPOSE 8080</text:span></text:p><text:p text:style-name="P144"><text:span text:style-name="Source_20_Text"/></text:p><text:p text:style-name="P146"><text:span text:style-name="Source_20_Text">CMD ["java", "-jar", "-XX:+UseContainerSupport", </text:span><text:span text:style-name="Source_20_Text"><text:span text:style-name="T56">\ </text:span></text:span></text:p><text:p text:style-name="P146"><text:span text:style-name="Source_20_Text"><text:s text:c="5"/>"-Djava.security.egd=file:/dev/./urandom", <text:s/></text:span><text:span text:style-name="Source_20_Text"><text:span text:style-name="T56">\</text:span></text:span></text:p><text:p text:style-name="P146"><text:span text:style-name="Source_20_Text"><text:s text:c="5"/>"/app/application.jar"]</text:span></text:p><text:p text:style-name="P144"><text:span text:style-name="Source_20_Text"/></text:p></draw:text-box></draw:frame><text:span text:style-name="T55">El Dockefile deberá quedar de la siguiente manera:</text:span></text:p>
      <text:p text:style-name="P48"/>
      <text:p text:style-name="P48">Guardar y cerrar (CTRL-O <text:span text:style-name="T20">y luego </text:span>CTRL-X)</text:p>
      <text:p text:style-name="P87">Explique que hacen los comandos de este Dockerfile.</text:p>
      <text:p text:style-name="P87"/>
      <text:p text:style-name="P48">En el mismo directorio donde está el archivo <text:span text:style-name="T25">Dockerfile</text:span> ejecutar:</text:p>
      <text:p text:style-name="P24">docker build -t <text:span text:style-name="T48">backend:multi-stage</text:span> .</text:p>
      <text:p text:style-name="P117"/>
      <text:p text:style-name="P14">Ver la imagen creada con:</text:p>
      <text:p text:style-name="P25"><text:span text:style-name="T25">docker images -f reference='backend:*'</text:span></text:p>
      <text:p text:style-name="P55">Compare el tamaño con <text:span text:style-name="T58">de la nueva</text:span> imagen <text:span text:style-name="T58">con</text:span> anterior <text:span text:style-name="T58">con una sola etapa</text:span>.</text:p>
      <text:p text:style-name="P55"/>
      <text:p text:style-name="P36">Probamos el container con:</text:p>
      <text:p text:style-name="P51"><text:span text:style-name="T13">docker run --rm -</text:span><text:span text:style-name="T14">p 8080:8080 -h localhost </text:span><text:span text:style-name="T16">backend:multi-stage</text:span></text:p>
      <text:p text:style-name="P91"/>
      <text:p text:style-name="P77"><text:span text:style-name="T57">Podemos probar</text:span> <text:span text:style-name="T49">el container</text:span> abri<text:span text:style-name="T57">endo</text:span> otra consola y ejecuta<text:span text:style-name="T57">ndo</text:span> en la misma los siguientes comandos:</text:p>
      <text:p text:style-name="P141"><text:span text:style-name="Source_20_Text"><text:span text:style-name="T37">curl http://localhost:8080/hola/</text:span></text:span><text:span text:style-name="Source_20_Text"><text:span text:style-name="T38">Motoko</text:span></text:span></text:p>
      <text:p text:style-name="P123"><text:soft-page-break/><text:span text:style-name="T55">Proyecto</text:span> <text:span text:style-name="T59">frontend</text:span></text:p>
      <text:p text:style-name="P70"><text:span text:style-name="T55">Modificar el Dockerfile del proyecto frontend:</text:span></text:p>
      <text:p text:style-name="P142"><text:span text:style-name="Source_20_Text"><text:span text:style-name="T22">cd ~/</text:span></text:span><text:span text:style-name="Source_20_Text"><text:span text:style-name="T23">docker-sample-frontend-react</text:span></text:span></text:p>
      <text:p text:style-name="P134"><text:span text:style-name="Source_20_Text"><text:span text:style-name="T24">nano Dockerfile</text:span></text:span></text:p>
      <text:p text:style-name="P41"><text:span text:style-name="T10"/></text:p>
      <text:p text:style-name="P97"><draw:frame draw:style-name="fr2" draw:name="Marco6" text:anchor-type="paragraph" svg:x="0.086cm" svg:y="0.743cm" svg:width="13.42cm" draw:z-index="5"><draw:text-box fo:min-height="10.582cm"><text:p text:style-name="P144"><text:span text:style-name="Source_20_Text"># Primera etapa - container para build</text:span></text:p><text:p text:style-name="P144"><text:span text:style-name="Source_20_Text">FROM node:8.10.0 as builder</text:span></text:p><text:p text:style-name="P144"><text:span text:style-name="Source_20_Text"/></text:p><text:p text:style-name="P144"><text:span text:style-name="Source_20_Text">WORKDIR /app</text:span></text:p><text:p text:style-name="P144"><text:span text:style-name="Source_20_Text"/></text:p><text:p text:style-name="P144"><text:span text:style-name="Source_20_Text">ENV PATH /app/node_modules/.bin:$PATH</text:span></text:p><text:p text:style-name="P144"><text:span text:style-name="Source_20_Text"/></text:p><text:p text:style-name="P144"><text:span text:style-name="Source_20_Text"># Instalo las dependencias</text:span></text:p><text:p text:style-name="P144"><text:span text:style-name="Source_20_Text">COPY package.json ./</text:span></text:p><text:p text:style-name="P144"><text:span text:style-name="Source_20_Text">RUN npm install react-scripts@2.1.5 -g --silent</text:span></text:p><text:p text:style-name="P144"><text:span text:style-name="Source_20_Text">COPY yarn.lock ./</text:span></text:p><text:p text:style-name="P144"><text:span text:style-name="Source_20_Text">RUN yarn install --silent</text:span></text:p><text:p text:style-name="P144"><text:span text:style-name="Source_20_Text"/></text:p><text:p text:style-name="P144"><text:span text:style-name="Source_20_Text">ADD . /app</text:span></text:p><text:p text:style-name="P144"><text:span text:style-name="Source_20_Text"/></text:p><text:p text:style-name="P144"><text:span text:style-name="Source_20_Text">RUN yarn run build</text:span></text:p><text:p text:style-name="P144"><text:span text:style-name="Source_20_Text"/></text:p><text:p text:style-name="P144"><text:span text:style-name="Source_20_Text"># Segunda etapa - container de aplicación</text:span></text:p><text:p text:style-name="P144"><text:span text:style-name="Source_20_Text">FROM nginx:stable-alpine</text:span></text:p><text:p text:style-name="P144"><text:span text:style-name="Source_20_Text"/></text:p><text:p text:style-name="P144"><text:span text:style-name="Source_20_Text">COPY --from=builder /app/build /usr/share/nginx/html</text:span></text:p><text:p text:style-name="P144"><text:span text:style-name="Source_20_Text"/></text:p><text:p text:style-name="P144"><text:span text:style-name="Source_20_Text">EXPOSE 80</text:span></text:p><text:p text:style-name="P144"><text:span text:style-name="Source_20_Text"/></text:p><text:p text:style-name="P144"><text:span text:style-name="Source_20_Text">CMD ["nginx", "-g", "daemon off;"]</text:span></text:p></draw:text-box></draw:frame><text:span text:style-name="T55">El Dockefile deberá quedar de la siguiente manera:</text:span></text:p>
      <text:p text:style-name="P49"/>
      <text:p text:style-name="P49">Guardar y cerrar (CTRL-O <text:span text:style-name="T20">y luego </text:span>CTRL-X)</text:p>
      <text:p text:style-name="P88">Explique que hacen los comandos de este Dockerfile.</text:p>
      <text:p text:style-name="P88"/>
      <text:p text:style-name="P49">En el mismo directorio donde está el archivo <text:span text:style-name="T25">Dockerfile</text:span> ejecutar:</text:p>
      <text:p text:style-name="P26">docker build -t <text:span text:style-name="T60">frontend:multi-stage</text:span> .</text:p>
      <text:p text:style-name="P119"/>
      <text:p text:style-name="P15">Ver la imagen creada con:</text:p>
      <text:p text:style-name="P26"><text:span text:style-name="T25">docker images -f reference='frontend:*'</text:span></text:p>
      <text:p text:style-name="P56">Compare el tamaño con <text:span text:style-name="T58">de la nueva</text:span> imagen <text:span text:style-name="T58">con</text:span> anterior <text:span text:style-name="T58">con una sola etapa</text:span>.</text:p>
      <text:p text:style-name="P56"/>
      <text:p text:style-name="P37">Probamos el container con:</text:p>
      <text:p text:style-name="P50"><text:span text:style-name="T13">docker run --rm -</text:span><text:span text:style-name="T14">p </text:span><text:span text:style-name="T15">80</text:span><text:span text:style-name="T14">:</text:span><text:span text:style-name="T15">80</text:span><text:span text:style-name="T14"> -h localhost </text:span><text:span text:style-name="T15">frontend:multi-stage</text:span></text:p>
      <text:p text:style-name="P92"/>
      <text:p text:style-name="P96"><text:span text:style-name="T35">Una vez inicie el container, abrir un navegador e ingresar a: </text:span><text:a xlink:type="simple" xlink:href="http://localhost:80/" text:style-name="Internet_20_link" text:visited-style-name="Visited_20_Internet_20_Link"><text:span text:style-name="T35">http://localhost:80</text:span></text:a><text:span text:style-name="T35"> </text:span></text:p>
      <text:p text:style-name="P96"/>
      <text:p text:style-name="P115">Subir imagenes a Docker Hub</text:p>
      <text:p text:style-name="P84"><text:span text:style-name="T10"/></text:p>
      <text:p text:style-name="P98"><text:span text:style-name="T8">Crearse un usuario en </text:span><text:a xlink:type="simple" xlink:href="https://hub.docker.com/" text:style-name="Internet_20_link" text:visited-style-name="Visited_20_Internet_20_Link"><text:span text:style-name="T8">Docker Hub</text:span></text:a><text:span text:style-name="T8">.</text:span></text:p>
      <text:p text:style-name="P98"><text:span text:style-name="T8"/></text:p>
      <text:p text:style-name="P98"><text:span text:style-name="T8">Identificarse con sus credenciales de Docker Hub mediante el comando:</text:span></text:p>
      <text:p text:style-name="P52"><text:span text:style-name="T13">docker </text:span><text:span text:style-name="T17">login</text:span></text:p>
      <text:p text:style-name="P98"/>
      <text:p text:style-name="P100">Ingresar al directorio del backend</text:p>
      <text:p text:style-name="P135"><text:span text:style-name="Source_20_Text"><text:span text:style-name="T22">cd ~/</text:span></text:span><text:span text:style-name="Source_20_Text"><text:span text:style-name="T23">docker-sample-backend-micronaut</text:span></text:span></text:p>
      <text:p text:style-name="P100"/>
      <text:p text:style-name="P102">Agrego el usuario y el tag “latest” a la imagen actual</text:p>
      <text:p text:style-name="P27">docker build -t <text:span text:style-name="T61">ticsfrcu/backend:latest</text:span> .</text:p>
      <text:p text:style-name="P103">(reemplace <text:span text:style-name="T27">ticsfrcu</text:span> por su usuario de Docker Hub).</text:p>
      <text:p text:style-name="P98"/>
      <text:p text:style-name="P102">Subo la imagen al hub con el comando:</text:p>
      <text:p text:style-name="P27">docker <text:span text:style-name="T61">push</text:span> <text:span text:style-name="T61">ticsfrcu/backend:latest</text:span></text:p>
      <text:p text:style-name="P104">(reemplace <text:span text:style-name="T27">ticsfrcu</text:span> por su usuario de Docker Hub).</text:p>
      <text:p text:style-name="P141"><text:span text:style-name="Source_20_Text"><text:span text:style-name="T38"/></text:span></text:p>
      <text:p text:style-name="P101">Ingresar al directorio del <text:span text:style-name="T62">frontend</text:span></text:p>
      <text:p text:style-name="P136"><text:span text:style-name="Source_20_Text"><text:span text:style-name="T22">cd ~/</text:span></text:span><text:span text:style-name="Source_20_Text"><text:span text:style-name="T23">docker-sample-frontend-react</text:span></text:span></text:p>
      <text:p text:style-name="P101"/>
      <text:p text:style-name="P107">Agrego el usuario y el tag “latest” a la imagen actual</text:p>
      <text:p text:style-name="P28">docker build -t <text:span text:style-name="T61">ticsfrcu/frontend:latest</text:span> .</text:p>
      <text:p text:style-name="P105">(reemplace <text:span text:style-name="T27">ticsfrcu</text:span> por su usuario de Docker Hub).</text:p>
      <text:p text:style-name="P99"/>
      <text:p text:style-name="P108">Subo la imagen al hub con el comando:</text:p>
      <text:p text:style-name="P29">docker <text:span text:style-name="T61">push</text:span> <text:span text:style-name="T61">ticsfrcu/frontend:latest</text:span></text:p>
      <text:p text:style-name="P106">(reemplace <text:span text:style-name="T27">ticsfrcu</text:span> por su usuario de Docker Hub).</text:p>
      <text:p text:style-name="P137"/>
      <text:p text:style-name="P109">Las imágenes se pueden ahora usar desde cualquier lugar y como base de otros containers.</text:p>
      <text:p text:style-name="P109"/>
      <text:p text:style-name="P110">Compare las versiones de etapa simple y dos etapas de cada container. Describa las mejoras que pudieran haberse incorporado y si es posible sugiera nuevas.</text:p>
      <text:p text:style-name="P110"/>
      <text:p text:style-name="P110">Cree un archivo docker-compose.yml para el stack frontend/backend.</text:p>
      <text:p text:style-name="P99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Hack" svg:font-family="Hack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officeooo:rsid="004156af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font-size="14pt" fo:language="es" fo:country="ES" fo:font-weight="bold" officeooo:rsid="0085e4fa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1" fo:font-family="'Liberation Sans'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548e9a"/>
    </style:style>
    <style:style style:name="MT1" style:family="text">
      <style:text-properties officeooo:rsid="00167c96"/>
    </style:style>
    <style:style style:name="MT2" style:family="text">
      <style:text-properties officeooo:rsid="0074b7bb"/>
    </style:style>
    <style:style style:name="MT3" style:family="text">
      <style:text-properties style:font-name="Liberation Sans1" fo:font-size="9pt" style:font-size-asian="9pt" style:font-name-complex="Arial1" style:font-size-complex="9pt"/>
    </style:style>
    <style:style style:name="MT4" style:family="text">
      <style:text-properties style:font-name="Liberation Sans1" fo:font-size="9pt" officeooo:rsid="00525c40" style:font-size-asian="9pt" style:font-name-complex="Arial1" style:font-size-complex="9pt"/>
    </style:style>
    <style:style style:name="MT5" style:family="text">
      <style:text-properties style:font-name="Liberation Sans1" fo:font-size="9pt" style:font-size-asian="9pt" style:font-size-complex="9pt"/>
    </style:style>
    <style:style style:name="MT6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7" style:family="text">
      <style:text-properties fo:color="#0000ff" style:font-name="Liberation Sans1" fo:font-size="9pt" fo:font-weight="bold" officeooo:rsid="0072b99a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0</text:span> - <text:span text:style-name="MT2">Creando Imágenes Docker</text:span></text:p>
      </style:header>
      <style:footer>
        <text:p text:style-name="MP3"><text:span text:style-name="MT3">Ing. Arellano - </text:span><text:span text:style-name="MT4">Ing. Farabello</text:span><text:span text:style-name="MT5"><text:tab/></text:span><text:span text:style-name="MT6">Año 20</text:span><text:span text:style-name="MT7">20</text:span><text:span text:style-name="MT5"><text:tab/></text:span><text:span text:style-name="Page_20_Number"><text:span text:style-name="MT3"><text:page-number text:select-page="current">8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09 - Uso de Docker Compose</dc:title>
    <dc:subject>Docker Compose</dc:subject>
    <meta:initial-creator>Gabriel </meta:initial-creator>
    <meta:creation-date>2015-03-25T17:24:42.108309479</meta:creation-date>
    <dc:language>en-US</dc:language>
    <meta:editing-cycles>141</meta:editing-cycles>
    <meta:editing-duration>P1DT13H23M28S</meta:editing-duration>
    <dc:date>2020-04-15T16:20:42.763444105</dc:date>
    <meta:keyword>consolidacion tics containers docker docker-compose</meta:keyword>
    <meta:document-statistic meta:table-count="0" meta:image-count="0" meta:object-count="0" meta:page-count="8" meta:paragraph-count="212" meta:word-count="1335" meta:character-count="9205" meta:non-whitespace-character-count="8078"/>
    <meta:user-defined meta:name="Info 1"/>
    <meta:user-defined meta:name="Info 2"/>
    <meta:user-defined meta:name="Info 3"/>
    <meta:user-defined meta:name="Info 4"/>
  </office:meta>
</office:document-meta>
</file>